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Tokenize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getTrimmer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isQuote( char [ ] chars , int pos , int len , int quoteStart , int quote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Tokenize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readWithQuotes( char [ ] chars , int start , int len , StrBuilder workArea , List tokens , int quoteStart , int quoteL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trTokenizer.StrTokenizer( char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getCSVInstance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Tokenizer.setQuoteMatcher( StrMatcher qu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addToken( List list , String to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Tokeniz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getTSV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StrTokenizer( char [ ] input , char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getTSV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StrTokenizer( char [ ] input , StrMatcher delim , StrMatcher qu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getCSVInstance( char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Tokeniz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tokenize( char [ ] chars , int offset , int cou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Tokeniz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Tokenizer.StrTokenizer( char [ ] input , char delim , char qu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reset( char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Tokenizer.StrTokenizer( String input , char delim , char qu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getCSV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getCSV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getTSVInstance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Tokenizer.StrTokenizer( String input , char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Tokenizer.checkTokeniz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Tokenizer.getToke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previous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setQuoteChar( char qu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StrTokenizer( String input , StrMatcher delim , StrMatcher qu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setDelimiterChar( char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setDelimiterMatcher( StrMatcher deli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Tokenizer.StrTokenizer( String input , StrMatcher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reset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Tokenizer.StrTokenizer( char [ ] input ,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StrTokenizer( char [ ] input , StrMatcher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setIgnoredMatcher( StrMatcher ignor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getToken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Tokenizer.setIgnoredChar( char igno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setIgnoreEmptyTokens( boolean ignoreEmpty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getIgnored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setEmptyTokenAsNull( boolean emptyA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isIgnoreEmpty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isEmptyToken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getTSVInstance( char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Tokenizer.StrTokenizer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Tokenizer.clone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Tokenizer.getDelimiter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getQuo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setTrimmerMatcher( StrMatcher trim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Tokenizer.readNextToken( char [ ] chars , int start , int len , StrBuilder workArea , List toke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rTokenizer.StrTokenizer( String input ,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StrToken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Tokenize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Tokenizer.setDelimiterString(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